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Tahoma" style:font-name-asian="Tahoma" style:font-name-complex="Tahoma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Worksheet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Worksheet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hartsheet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number-rows-repeated="1048571" table:style-name="ro1">
          <table:table-cell table:number-columns-repeated="16384"/>
        </table:table-row>
      </table:table>
      <table:table table:name="Macrosheet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Int_Macrosheet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Chartsheet">
        <table:shapes>
          <draw:frame draw:z-index="1" draw:id="id0" draw:style-name="a0" draw:name="Chart 1" svg:x="0in" svg:y="0in" svg:width="10.17992in" svg:height="6.65246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number-columns-repeated="16384"/>
        <table:table-row table:number-rows-repeated="104857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dministrator</meta:initial-creator>
    <dc:creator>Olaf Felka</dc:creator>
    <meta:creation-date>2008-02-06T16:20:43Z</meta:creation-date>
    <dc:date>2014-02-28T10:11:20Z</dc:date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478.9772440944882pt" svg:width="732.9545669291339pt" chart:style-name="Crt0">
        <chart:title chart:style-name="CT00">
          <text:p text:style-name="a0" text:class-names="" text:cond-style-name="">Chartsheet</text:p>
        </chart:title>
        <chart:legend chart:legend-position="end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label-cell-address="Worksheet.$A$3" chart:values-cell-range-address="Worksheet.$A$4:.$A$5" chart:class="chart:bar" chart:attached-axis="primary-y" chart:style-name="G0S0">
            <chart:data-point chart:repeated="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